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roid Sans Fallback" officeooo:rsid="001fc406" officeooo:paragraph-rsid="001fc406"/>
    </style:style>
    <style:style style:name="P2" style:family="paragraph" style:parent-style-name="Standard">
      <style:paragraph-properties fo:text-align="center" style:justify-single-word="false"/>
      <style:text-properties style:font-name="Droid Sans Fallback" fo:font-weight="bold" officeooo:rsid="001fc406" officeooo:paragraph-rsid="001fc406" style:font-weight-asian="bold" style:font-weight-complex="bold"/>
    </style:style>
    <style:style style:name="P3" style:family="paragraph" style:parent-style-name="Standard">
      <style:text-properties style:font-name="Droid Sans Fallback" fo:font-weight="bold" officeooo:rsid="00275a82" officeooo:paragraph-rsid="00275a82" style:font-weight-asian="bold" style:font-weight-complex="bold"/>
    </style:style>
    <style:style style:name="P4" style:family="paragraph" style:parent-style-name="Standard">
      <style:text-properties style:font-name="Droid Sans Fallback" fo:font-weight="bold" officeooo:rsid="00276be3" officeooo:paragraph-rsid="00276be3" style:font-weight-asian="bold" style:font-weight-complex="bold"/>
    </style:style>
    <style:style style:name="P5" style:family="paragraph" style:parent-style-name="Standard">
      <style:text-properties style:font-name="Droid Sans Fallback" fo:font-weight="bold" officeooo:rsid="00276be3" officeooo:paragraph-rsid="002b7662" style:font-weight-asian="bold" style:font-weight-complex="bold"/>
    </style:style>
    <style:style style:name="P6" style:family="paragraph" style:parent-style-name="Standard">
      <style:text-properties style:font-name="Droid Sans Fallback" fo:font-weight="bold" officeooo:rsid="002b7662" officeooo:paragraph-rsid="002b7662" style:font-weight-asian="bold" style:font-weight-complex="bold"/>
    </style:style>
    <style:style style:name="P7" style:family="paragraph" style:parent-style-name="Standard">
      <style:text-properties style:font-name="Droid Sans Fallback" fo:font-weight="bold" officeooo:rsid="002e4f08" officeooo:paragraph-rsid="002e4f08" style:font-weight-asian="bold" style:font-weight-complex="bold"/>
    </style:style>
    <style:style style:name="P8" style:family="paragraph" style:parent-style-name="Standard">
      <style:text-properties style:font-name="Droid Sans Fallback" fo:font-weight="bold" officeooo:rsid="002f7e8c" officeooo:paragraph-rsid="002f7e8c" style:font-weight-asian="bold" style:font-weight-complex="bold"/>
    </style:style>
    <style:style style:name="P9" style:family="paragraph" style:parent-style-name="Standard">
      <style:text-properties style:font-name="Droid Sans Fallback" officeooo:rsid="0020fca0" officeooo:paragraph-rsid="0025075b"/>
    </style:style>
    <style:style style:name="P10" style:family="paragraph" style:parent-style-name="Standard">
      <style:text-properties style:font-name="Droid Sans Fallback" officeooo:rsid="0022dc23" officeooo:paragraph-rsid="0022dc23"/>
    </style:style>
    <style:style style:name="P11" style:family="paragraph" style:parent-style-name="Standard">
      <style:text-properties style:font-name="Droid Sans Fallback" officeooo:rsid="0022dc23" officeooo:paragraph-rsid="00248715"/>
    </style:style>
    <style:style style:name="P12" style:family="paragraph" style:parent-style-name="Standard">
      <style:text-properties style:font-name="Droid Sans Fallback" officeooo:rsid="0022dc23" officeooo:paragraph-rsid="0025075b"/>
    </style:style>
    <style:style style:name="P13" style:family="paragraph" style:parent-style-name="Standard">
      <style:text-properties style:font-name="Droid Sans Fallback" officeooo:rsid="00248715" officeooo:paragraph-rsid="001fc406"/>
    </style:style>
    <style:style style:name="P14" style:family="paragraph" style:parent-style-name="Standard">
      <style:text-properties style:font-name="Droid Sans Fallback" officeooo:rsid="0025075b" officeooo:paragraph-rsid="0025075b"/>
    </style:style>
    <style:style style:name="P15" style:family="paragraph" style:parent-style-name="Standard">
      <style:text-properties style:font-name="Droid Sans Fallback" fo:font-size="10pt" officeooo:rsid="0025075b" officeooo:paragraph-rsid="0025075b" style:font-size-asian="10pt" style:font-size-complex="10pt"/>
    </style:style>
    <style:style style:name="P16" style:family="paragraph" style:parent-style-name="Standard">
      <style:text-properties style:font-name="Droid Sans Fallback" fo:font-size="10pt" officeooo:rsid="002e4f08" officeooo:paragraph-rsid="002e4f08" style:font-size-asian="10pt" style:font-size-complex="10pt"/>
    </style:style>
    <style:style style:name="P17" style:family="paragraph" style:parent-style-name="Standard">
      <style:text-properties style:font-name="Droid Sans Fallback" fo:font-size="10pt" officeooo:rsid="002f7e8c" officeooo:paragraph-rsid="002f7e8c" style:font-size-asian="10pt" style:font-size-complex="10pt"/>
    </style:style>
    <style:style style:name="P18" style:family="paragraph" style:parent-style-name="Standard">
      <style:text-properties style:font-name="Droid Sans Fallback" officeooo:rsid="00275a82" officeooo:paragraph-rsid="00275a82"/>
    </style:style>
    <style:style style:name="P19" style:family="paragraph" style:parent-style-name="Standard">
      <style:text-properties style:font-name="Droid Sans Fallback" officeooo:rsid="00276be3" officeooo:paragraph-rsid="00276be3"/>
    </style:style>
    <style:style style:name="P20" style:family="paragraph" style:parent-style-name="Standard">
      <style:text-properties style:font-name="Droid Sans Fallback" officeooo:rsid="00276be3" officeooo:paragraph-rsid="0029409f"/>
    </style:style>
    <style:style style:name="P21" style:family="paragraph" style:parent-style-name="Standard">
      <style:text-properties style:font-name="Droid Sans Fallback" officeooo:rsid="00276be3" officeooo:paragraph-rsid="002b4cc2"/>
    </style:style>
    <style:style style:name="P22" style:family="paragraph" style:parent-style-name="Standard">
      <style:text-properties style:font-name="Droid Sans Fallback" officeooo:rsid="00276be3" officeooo:paragraph-rsid="002b7662"/>
    </style:style>
    <style:style style:name="P23" style:family="paragraph" style:parent-style-name="Standard">
      <style:text-properties style:font-name="Droid Sans Fallback" officeooo:rsid="0029409f" officeooo:paragraph-rsid="002963d0"/>
    </style:style>
    <style:style style:name="P24" style:family="paragraph" style:parent-style-name="Standard">
      <style:text-properties style:font-name="Droid Sans Fallback" officeooo:rsid="002963d0" officeooo:paragraph-rsid="002963d0"/>
    </style:style>
    <style:style style:name="P25" style:family="paragraph" style:parent-style-name="Standard">
      <style:text-properties style:font-name="Droid Sans Fallback" officeooo:rsid="002b7662" officeooo:paragraph-rsid="002b7662"/>
    </style:style>
    <style:style style:name="P26" style:family="paragraph" style:parent-style-name="Standard">
      <style:text-properties style:font-name="Droid Sans Fallback" officeooo:rsid="002e4f08" officeooo:paragraph-rsid="002e4f08"/>
    </style:style>
    <style:style style:name="P27" style:family="paragraph" style:parent-style-name="Standard">
      <style:text-properties style:font-name="Droid Sans Fallback" officeooo:rsid="002f7e8c" officeooo:paragraph-rsid="002f7e8c"/>
    </style:style>
    <style:style style:name="P28" style:family="paragraph" style:parent-style-name="Standard">
      <style:text-properties style:font-name="Droid Sans Fallback" officeooo:rsid="00248715" officeooo:paragraph-rsid="00347015"/>
    </style:style>
    <style:style style:name="P29" style:family="paragraph" style:parent-style-name="Standard">
      <style:text-properties style:font-name="Droid Sans Fallback" fo:font-weight="bold" officeooo:rsid="0025075b" officeooo:paragraph-rsid="0025075b" style:font-weight-asian="bold" style:font-weight-complex="bold"/>
    </style:style>
    <style:style style:name="P30" style:family="paragraph" style:parent-style-name="Standard">
      <style:text-properties style:font-name="Droid Sans Fallback" officeooo:rsid="0029409f" officeooo:paragraph-rsid="0029409f"/>
    </style:style>
    <style:style style:name="P31" style:family="paragraph" style:parent-style-name="Standard">
      <style:text-properties style:font-name="Droid Sans Fallback" officeooo:rsid="002963d0" officeooo:paragraph-rsid="002963d0"/>
    </style:style>
    <style:style style:name="T1" style:family="text">
      <style:text-properties officeooo:rsid="0020fca0"/>
    </style:style>
    <style:style style:name="T2" style:family="text">
      <style:text-properties officeooo:rsid="00248715"/>
    </style:style>
    <style:style style:name="T3" style:family="text">
      <style:text-properties officeooo:rsid="0025075b"/>
    </style:style>
    <style:style style:name="T4" style:family="text">
      <style:text-properties fo:font-weight="bold" style:font-weight-asian="bold" style:font-weight-complex="bold"/>
    </style:style>
    <style:style style:name="T5" style:family="text">
      <style:text-properties fo:font-weight="bold" officeooo:rsid="0025075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48715"/>
    </style:style>
    <style:style style:name="T8" style:family="text">
      <style:text-properties style:text-underline-style="solid" style:text-underline-width="auto" style:text-underline-color="font-color" officeooo:rsid="0025075b"/>
    </style:style>
    <style:style style:name="T9" style:family="text">
      <style:text-properties style:text-underline-style="solid" style:text-underline-width="auto" style:text-underline-color="font-color" officeooo:rsid="00322f5b"/>
    </style:style>
    <style:style style:name="T10" style:family="text">
      <style:text-properties style:text-underline-style="solid" style:text-underline-width="auto" style:text-underline-color="font-color" officeooo:rsid="002b4cc2"/>
    </style:style>
    <style:style style:name="T11" style:family="text">
      <style:text-properties style:text-underline-style="solid" style:text-underline-width="auto" style:text-underline-color="font-color" officeooo:rsid="002b7662"/>
    </style:style>
    <style:style style:name="T12" style:family="text">
      <style:text-properties style:text-underline-style="solid" style:text-underline-width="auto" style:text-underline-color="font-color" officeooo:rsid="00312a3b"/>
    </style:style>
    <style:style style:name="T13" style:family="text">
      <style:text-properties fo:font-style="italic" style:font-style-asian="italic" style:font-style-complex="italic"/>
    </style:style>
    <style:style style:name="T14" style:family="text">
      <style:text-properties fo:font-style="italic" officeooo:rsid="0032ee50" style:font-style-asian="italic" style:font-style-complex="italic"/>
    </style:style>
    <style:style style:name="T15" style:family="text">
      <style:text-properties fo:font-size="10pt" style:font-size-asian="10pt" style:font-size-complex="10pt"/>
    </style:style>
    <style:style style:name="T16" style:family="text">
      <style:text-properties fo:font-size="10pt" officeooo:rsid="00248715" style:font-size-asian="10pt" style:font-size-complex="10pt"/>
    </style:style>
    <style:style style:name="T17" style:family="text">
      <style:text-properties fo:font-size="10pt" officeooo:rsid="0025075b" style:font-size-asian="10pt" style:font-size-complex="10pt"/>
    </style:style>
    <style:style style:name="T18" style:family="text">
      <style:text-properties fo:font-size="10pt" officeooo:rsid="00347015" style:font-size-asian="10pt"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font-style="italic" officeooo:rsid="00248715" style:font-size-asian="10pt" style:font-style-asian="italic" style:font-size-complex="10pt" style:font-style-complex="italic"/>
    </style:style>
    <style:style style:name="T21" style:family="text">
      <style:text-properties fo:font-size="10pt" fo:font-style="italic" officeooo:rsid="0025075b" style:font-size-asian="10pt" style:font-style-asian="italic" style:font-size-complex="10pt" style:font-style-complex="italic"/>
    </style:style>
    <style:style style:name="T22" style:family="text">
      <style:text-properties officeooo:rsid="00276be3"/>
    </style:style>
    <style:style style:name="T23" style:family="text">
      <style:text-properties officeooo:rsid="0029409f"/>
    </style:style>
    <style:style style:name="T24" style:family="text">
      <style:text-properties officeooo:rsid="002963d0"/>
    </style:style>
    <style:style style:name="T25" style:family="text">
      <style:text-properties officeooo:rsid="002b4cc2"/>
    </style:style>
    <style:style style:name="T26" style:family="text">
      <style:text-properties officeooo:rsid="002b7662"/>
    </style:style>
    <style:style style:name="T27" style:family="text">
      <style:text-properties officeooo:rsid="002cb056"/>
    </style:style>
    <style:style style:name="T28" style:family="text">
      <style:text-properties officeooo:rsid="002e4f08"/>
    </style:style>
    <style:style style:name="T29" style:family="text">
      <style:text-properties officeooo:rsid="002f7e8c"/>
    </style:style>
    <style:style style:name="T30" style:family="text">
      <style:text-properties officeooo:rsid="00312a3b"/>
    </style:style>
    <style:style style:name="T31" style:family="text">
      <style:text-properties officeooo:rsid="0032ee50"/>
    </style:style>
    <style:style style:name="T32" style:family="text">
      <style:text-properties officeooo:rsid="003470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2V </text:span>Data Collection Overview</text:p>
      <text:p text:style-name="P1"/>
      <text:p text:style-name="P13"/>
      <text:p text:style-name="P1"/>
      <text:p text:style-name="P14">STEPS - </text:p>
      <text:p text:style-name="P10"/>
      <text:p text:style-name="P10"><text:span text:style-name="T5">1. </text:span><text:span text:style-name="T4">modified_functions.sh</text:span></text:p>
      <text:p text:style-name="P10"/>
      <text:p text:style-name="P11"><text:tab/><text:span text:style-name="T7">required files:</text:span><text:span text:style-name="T6"> </text:span></text:p>
      <text:p text:style-name="P28"><text:tab/><text:tab/>CSV – files/bugfixingcommits.py <text:span text:style-name="T18">(Output from NABATS data collection)</text:span></text:p>
      <text:p text:style-name="P11"><text:tab/><text:tab/><text:span text:style-name="T3">PY SCRIPT - <text:s/>make_project_bfcs_file.py</text:span></text:p>
      <text:p text:style-name="P11"><text:tab/><text:tab/><text:span text:style-name="T3">PY SCRIPT - <text:s/>save_diff_methods.py</text:span></text:p>
      <text:p text:style-name="P11"><text:tab/><text:span text:style-name="T15"><text:tab/><text:tab/></text:span><text:span text:style-name="T20">info</text:span><text:span text:style-name="T16"> – finds all functions in input text, outputs file for every <text:tab/><text:tab/><text:tab/><text:tab/><text:tab/><text:tab/>method, includes before and after bug fix</text:span></text:p>
      <text:p text:style-name="P11"/>
      <text:p text:style-name="P11"><text:tab/><text:span text:style-name="T7">output:</text:span></text:p>
      <text:p text:style-name="P11"><text:tab/><text:tab/><text:span text:style-name="T2">DIR – files/&lt;project&gt;/buggy_methods/</text:span></text:p>
      <text:p text:style-name="P11"><text:tab/><text:tab/><text:span text:style-name="T3">JAVA – files/&lt;project&gt;/buggy_methods/&lt;hash_buggy_i1_i2_n&gt;.java</text:span></text:p>
      <text:p text:style-name="P11"><text:tab/><text:tab/><text:tab/><text:span text:style-name="T20">info</text:span><text:span text:style-name="T16"> – each file contains one method, with details in the file name</text:span></text:p>
      <text:p text:style-name="P11"/>
      <text:p text:style-name="P11"/>
      <text:p text:style-name="P29">2. collect_c2v_vectors.sh</text:p>
      <text:p text:style-name="P14"><text:tab/></text:p>
      <text:p text:style-name="P14"><text:tab/><text:span text:style-name="T6">required files:</text:span></text:p>
      <text:p text:style-name="P14"><text:tab/><text:tab/>PROJECT – code2vec</text:p>
      <text:p text:style-name="P14"><text:tab/><text:tab/><text:span text:style-name="T15"><text:tab/></text:span><text:span text:style-name="T19">info</text:span><text:span text:style-name="T15"> – modified c2v to output vectors</text:span></text:p>
      <text:p text:style-name="P15"><text:tab/><text:tab/><text:tab/><text:span text:style-name="T13">NOTE</text:span> – interactive_predict.py is used for two tasks, and must be <text:tab/><text:tab/><text:tab/><text:tab/><text:tab/>set up to read from the buggy_methods directory for this step</text:p>
      <text:p text:style-name="P14"/>
      <text:p text:style-name="P14"><text:tab/><text:span text:style-name="T6">output:</text:span></text:p>
      <text:p text:style-name="P14"><text:tab/><text:tab/>TXT – files/&lt;project&gt;/vector_data.txt</text:p>
      <text:p text:style-name="P14"><text:span text:style-name="T15"><text:tab/><text:tab/><text:tab/></text:span><text:span text:style-name="T19">info</text:span><text:span text:style-name="T15"> – contains vector representations of every method in the <text:tab/><text:tab/><text:tab/><text:tab/><text:tab/><text:tab/>buggy_method directory</text:span></text:p>
      <text:p text:style-name="P14"/>
      <text:p text:style-name="P14"/>
      <text:p text:style-name="P29">3. make_c2v_training_data.py</text:p>
      <text:p text:style-name="P12"><text:tab/></text:p>
      <text:p text:style-name="P12"><text:tab/><text:tab/><text:span text:style-name="T8">required files:</text:span></text:p>
      <text:p text:style-name="P12"><text:tab/><text:tab/><text:tab/><text:span text:style-name="T3">CSV – bfcs.csv (created by modified_functions.sh in step 1)</text:span></text:p>
      <text:p text:style-name="P12"><text:tab/><text:tab/><text:tab/><text:span text:style-name="T3">TXT – files/&lt;project&gt;/vector_data.txt</text:span></text:p>
      <text:p text:style-name="P12"><text:tab/><text:tab/><text:span text:style-name="T8">output:</text:span></text:p>
      <text:p text:style-name="P12"><text:tab/><text:tab/><text:tab/><text:span text:style-name="T3">CSV – files/&lt;project&gt;/train_data.csv</text:span></text:p>
      <text:p text:style-name="P12"><text:tab/><text:tab/><text:tab/><text:span text:style-name="T15"><text:tab/></text:span><text:span text:style-name="T21">info</text:span><text:span text:style-name="T17"> – columns = [vector, buggy, hash, fix_size, priority, <text:tab/><text:tab/><text:tab/><text:tab/><text:tab/><text:tab/><text:tab/><text:tab/>experience, index1, index2]</text:span></text:p>
      <text:p text:style-name="P9"><text:soft-page-break/></text:p>
      <text:p text:style-name="P24">short explanation - </text:p>
      <text:p text:style-name="P20">( <text:span text:style-name="T23">The model trained on this dataset will predict which methods in a file are most likely to be buggy. </text:span></text:p>
      <text:p text:style-name="P20"/>
      <text:p text:style-name="P30">In the next few steps, I collect all of the methods from each buggy file index that were not modified (ie the clean methods). This is so that the resulting dataset has the same ratio of clean and buggy methods as an average file. </text:p>
      <text:p text:style-name="P20"/>
      <text:p text:style-name="P23">It might seem kind of strange that I collect the individual buggy methods first, and <text:span text:style-name="T24">then</text:span> collect the <text:span text:style-name="T24">entire </text:span>buggy files second. Initially I tried just collecting the files and mark<text:span text:style-name="T24">ing</text:span> the names of the buggy methods to identify them in the c2v output. However, I ran into an issue <text:span text:style-name="T24">identifying buggy methods because their declaration lines are not always unique. I found the easiest way to identify the buggy methods accurately was to match their entire contents instead of their declaration.</text:span></text:p>
      <text:p text:style-name="P23"/>
      <text:p text:style-name="P24">So in the first few steps I collect the buggy methods. Then I collect all of the files and remove all of the buggy methods. This gives me a bunch of files that only have clean methods. At the end when I combine the buggy and clean vectors, the dataset will contain every method from the buggy files with perfect labelling.)</text:p>
      <text:p text:style-name="P9"/>
      <text:p text:style-name="P9"/>
      <text:p text:style-name="P3">4. <text:span text:style-name="T22">buggy_index_list.py</text:span></text:p>
      <text:p text:style-name="P18"/>
      <text:p text:style-name="P19"><text:tab/><text:span text:style-name="T6">required files:</text:span></text:p>
      <text:p text:style-name="P19"><text:tab/><text:tab/>CSV - files/&lt;project&gt;/train_data.csv</text:p>
      <text:p text:style-name="P19"><text:tab/></text:p>
      <text:p text:style-name="P19"><text:tab/><text:span text:style-name="T6">output </text:span><text:span text:style-name="T9">files</text:span><text:span text:style-name="T6">:</text:span></text:p>
      <text:p text:style-name="P19"><text:tab/><text:tab/>FILE – files/&lt;project&gt;/buggy_file_indexes</text:p>
      <text:p text:style-name="P19"/>
      <text:p text:style-name="P19"/>
      <text:p text:style-name="P4"/>
      <text:p text:style-name="P4">5. collect_buggy_files.sh</text:p>
      <text:p text:style-name="P19"/>
      <text:p text:style-name="P19"><text:tab/><text:span text:style-name="T6">required files:</text:span></text:p>
      <text:p text:style-name="P19"><text:tab/><text:tab/>FILE – files/&lt;project&gt;/buggy_file_indexes</text:p>
      <text:p text:style-name="P19"/>
      <text:p text:style-name="P19"><text:tab/><text:span text:style-name="T6">output:</text:span></text:p>
      <text:p text:style-name="P19"><text:tab/><text:tab/>JAVA – files/buggy_files/&lt;project&gt;/&lt;index&gt;.java</text:p>
      <text:p text:style-name="P19"><text:tab/><text:tab/><text:tab/>info – each java file will contain the entire ‘git show’ for that index</text:p>
      <text:p text:style-name="P19"/>
      <text:p text:style-name="P19"/>
      <text:p text:style-name="P19"/>
      <text:p text:style-name="P19"><text:soft-page-break/></text:p>
      <text:p text:style-name="P6">6. Manually make a duplicate of ‘buggy_files’ called ‘buggy_files_modified’</text:p>
      <text:p text:style-name="P25"><text:tab/>info - automate this later, I just want to keep the original copy of each buggy file. The next script removes buggy methods and saves after each removal.</text:p>
      <text:p text:style-name="P19"/>
      <text:p text:style-name="P4"><text:span text:style-name="T28">7</text:span>. <text:span text:style-name="T25">remove_buggy_methods_from_index_files.py</text:span></text:p>
      <text:p text:style-name="P4"><text:tab/></text:p>
      <text:p text:style-name="P19"><text:tab/><text:span text:style-name="T10">required files:</text:span></text:p>
      <text:p text:style-name="P21"><text:tab/><text:tab/><text:span text:style-name="T25">JAVA – </text:span>files/buggy_files/&lt;project&gt;/&lt;index&gt;.java</text:p>
      <text:p text:style-name="P22"><text:tab/><text:tab/><text:span text:style-name="T26">JAVA – files/&lt;project&gt;/buggy_methods/&lt;hash_buggy_i1_i2_n&gt;.java</text:span></text:p>
      <text:p text:style-name="P22"/>
      <text:p text:style-name="P22"><text:tab/><text:span text:style-name="T11">output:</text:span></text:p>
      <text:p text:style-name="P22"><text:tab/><text:tab/><text:span text:style-name="T26">JAVA – files/buggy_files_modified/&lt;project&gt;/&lt;index&gt;.java</text:span></text:p>
      <text:p text:style-name="P22"><text:tab/><text:tab/><text:tab/><text:span text:style-name="T26">info – each output file has all of </text:span></text:p>
      <text:p text:style-name="P5"/>
      <text:p text:style-name="P7">8. collect_clean_c2v_vectors</text:p>
      <text:p text:style-name="P7"/>
      <text:p text:style-name="P16"><text:tab/>NOTE - interactive_predict.py is used for two tasks, and must be <text:tab/><text:tab/><text:tab/><text:tab/><text:tab/>set up to read from the buggy_files_modified directory for this step</text:p>
      <text:p text:style-name="P26"/>
      <text:p text:style-name="P26"><text:tab/><text:span text:style-name="T6">required files:</text:span></text:p>
      <text:p text:style-name="P26"><text:tab/><text:tab/>JAVA – <text:span text:style-name="T26">files/buggy_files_modified/&lt;project&gt;/&lt;index&gt;.java</text:span></text:p>
      <text:p text:style-name="P26"/>
      <text:p text:style-name="P26"><text:tab/><text:span text:style-name="T6">output files:</text:span></text:p>
      <text:p text:style-name="P26"><text:tab/><text:tab/><text:span text:style-name="T29">TXT FILE - </text:span>files/buggy_files_modified/&lt;project&gt;/vector_data.txt</text:p>
      <text:p text:style-name="P26"/>
      <text:p text:style-name="P8">9. add_clean_methods_to_c2v_data.py</text:p>
      <text:p text:style-name="P8"><text:tab/></text:p>
      <text:p text:style-name="P27"><text:tab/><text:span text:style-name="T6">required_files:</text:span></text:p>
      <text:p text:style-name="P27"><text:tab/><text:tab/>TXT FILE - <text:span text:style-name="T28">files/buggy_files_modified/&lt;project&gt;/vector_data.txt</text:span></text:p>
      <text:p text:style-name="P27"/>
      <text:p text:style-name="P27"><text:tab/><text:span text:style-name="T6">output files:</text:span></text:p>
      <text:p text:style-name="P27"><text:tab/><text:tab/>CSV – files/&lt;project&gt;/train_data2.csv</text:p>
      <text:p text:style-name="P8"/>
      <text:p text:style-name="P8">10. add_cc_loc_to_c2v_data.py</text:p>
      <text:p text:style-name="P27"><text:tab/></text:p>
      <text:p text:style-name="P27"><text:tab/><text:span text:style-name="T6">required files:</text:span></text:p>
      <text:p text:style-name="P27"><text:tab/><text:tab/>CSV – files/buggy_cc_loc.csv</text:p>
      <text:p text:style-name="P27"><text:tab/><text:tab/><text:tab/>info – Gema collected this by throwing the whole buggy_files <text:tab/><text:tab/><text:tab/><text:tab/>folder into Understand (SciTools) </text:p>
      <text:p text:style-name="P27"><text:tab/><text:tab/>CSV – files/&lt;project&gt;/train_data2.csv</text:p>
      <text:p text:style-name="P27"><text:tab/><text:span text:style-name="T12">output files:</text:span></text:p>
      <text:p text:style-name="P27"><text:tab/><text:tab/><text:span text:style-name="T30">CSV – files/project/train_data3.csv</text:span></text:p>
      <text:p text:style-name="P17"><text:soft-page-break/><text:tab/><text:tab/><text:tab/><text:span text:style-name="T14">info </text:span><text:span text:style-name="T31">– use this file as input for the buggy prediction model</text:span></text:p>
      <text:p text:style-name="P27"><text:tab/><text:tab/></text:p>
      <text:p text:style-name="P26"><text:tab/><text:tab/></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27:43.074251466</meta:creation-date>
    <dc:date>2020-10-01T12:31:46.984256706</dc:date>
    <meta:editing-duration>PT33M</meta:editing-duration>
    <meta:editing-cycles>10</meta:editing-cycles>
    <meta:generator>LibreOffice/6.0.7.3$Linux_X86_64 LibreOffice_project/00m0$Build-3</meta:generator>
    <meta:document-statistic meta:table-count="0" meta:image-count="0" meta:object-count="0" meta:page-count="4" meta:paragraph-count="79" meta:word-count="514" meta:character-count="4033" meta:non-whitespace-character-count="3404"/>
  </office:meta>
</office:document-meta>
</file>